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2pt"/>
    </style:style>
    <style:style style:name="co2" style:family="table-column">
      <style:table-column-properties fo:break-before="auto" style:column-width="156.81pt"/>
    </style:style>
    <style:style style:name="co3" style:family="table-column">
      <style:table-column-properties fo:break-before="auto" style:column-width="68.6pt"/>
    </style:style>
    <style:style style:name="ro1" style:family="table-row">
      <style:table-row-properties style:row-height="37.1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3" table:number-columns-repeated="2" table:default-cell-style-name="Default"/>
        <table:table-column table:style-name="co3" table:number-columns-repeated="16" table:default-cell-style-name="ce1"/>
        <table:table-column table:style-name="co3" table:number-columns-repeated="2" table:default-cell-style-name="Default"/>
        <table:table-column table:style-name="co3" table:number-columns-repeated="982" table:default-cell-style-name="ce1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primaryAddedMeleeStr</text:p>
          </table:table-cell>
          <table:table-cell office:value-type="string" calcext:value-type="string">
            <text:p>secondaryAddedMeleeStr</text:p>
          </table:table-cell>
          <table:table-cell office:value-type="string" calcext:value-type="string">
            <text:p>primaryMeleeRend</text:p>
          </table:table-cell>
          <table:table-cell office:value-type="string" calcext:value-type="string">
            <text:p>secondaryMeleeRend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thirdRange</text:p>
          </table:table-cell>
          <table:table-cell office:value-type="string" calcext:value-type="string">
            <text:p>fourthRange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thirdShootDamage</text:p>
          </table:table-cell>
          <table:table-cell office:value-type="string" calcext:value-type="string">
            <text:p>fourthShootDamage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abilities</text:p>
          </table:table-cell>
          <table:table-cell table:number-columns-repeated="985"/>
        </table:table-row>
        <table:table-row table:style-name="ro2">
          <table:table-cell table:style-name="Default"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6"/>
          <table:table-cell office:value-type="string" calcext:value-type="string">
            <text:p>[“melta”,”atomizer”]</text:p>
          </table:table-cell>
          <table:table-cell table:number-columns-repeated="985"/>
        </table:table-row>
        <table:table-row table:style-name="ro3">
          <table:table-cell table:style-name="Default" office:value-type="string" calcext:value-type="string">
            <text:p>Cawl</text:p>
          </table:table-cell>
          <table:table-cell table:style-name="Default" office:value-type="string" calcext:value-type="string">
            <text:p>Arc scourg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Cawl</text:p>
          </table:table-cell>
          <table:table-cell table:style-name="Default" office:value-type="string" calcext:value-type="string">
            <text:p>Omnissian ax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Cawl</text:p>
          </table:table-cell>
          <table:table-cell table:style-name="Default" office:value-type="string" calcext:value-type="string">
            <text:p>Mechadendrite hiv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Tech-Priest Dominus</text:p>
          </table:table-cell>
          <table:table-cell table:style-name="Default" office:value-type="string" calcext:value-type="string">
            <text:p>Volkite blaster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Tech-Priest Dominus</text:p>
          </table:table-cell>
          <table:table-cell table:style-name="Default" office:value-type="string" calcext:value-type="string">
            <text:p>Macrostubb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Tech-Priest Dominus</text:p>
          </table:table-cell>
          <table:table-cell table:style-name="Default" office:value-type="string" calcext:value-type="string">
            <text:p>Phosphor serpenta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Tech-Priest Dominus</text:p>
          </table:table-cell>
          <table:table-cell table:style-name="Default" office:value-type="string" calcext:value-type="string">
            <text:p>Omnissian ax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Tech-Priest Enginseer</text:p>
          </table:table-cell>
          <table:table-cell table:style-name="Default" office:value-type="string" calcext:value-type="string">
            <text:p>Omnissian ax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Tech-Priest Enginseer</text:p>
          </table:table-cell>
          <table:table-cell table:style-name="Default" office:value-type="string" calcext:value-type="string">
            <text:p>Servo-arm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Kataphron Breachers</text:p>
          </table:table-cell>
          <table:table-cell table:style-name="Default" office:value-type="string" calcext:value-type="string">
            <text:p>Torsion cannon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taphron Breachers</text:p>
          </table:table-cell>
          <table:table-cell table:style-name="Default"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Kataphron Breachers</text:p>
          </table:table-cell>
          <table:table-cell table:style-name="Default" office:value-type="string" calcext:value-type="string">
            <text:p>Hydraulic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taphron Destroyers</text:p>
          </table:table-cell>
          <table:table-cell table:style-name="Default"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Kataphron Destroyers</text:p>
          </table:table-cell>
          <table:table-cell table:style-name="Default"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Kataphron Destroyers</text:p>
          </table:table-cell>
          <table:table-cell table:style-name="Default" office:value-type="string" calcext:value-type="string">
            <text:p>Plasma culverin Supercharge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Corpuscarii Electro-Priests</text:p>
          </table:table-cell>
          <table:table-cell table:style-name="Default" office:value-type="string" calcext:value-type="string">
            <text:p>Electrostatic gauntlets (shooting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Corpuscarii Electro-Priests</text:p>
          </table:table-cell>
          <table:table-cell table:style-name="Default"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Kastelan Robots</text:p>
          </table:table-cell>
          <table:table-cell table:style-name="Default" office:value-type="string" calcext:value-type="string">
            <text:p>Heavy phosphor blaster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stelan Robots</text:p>
          </table:table-cell>
          <table:table-cell table:style-name="Default" office:value-type="string" calcext:value-type="string">
            <text:p>Heavy phosphor blast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Cybernetica Datasmith</text:p>
          </table:table-cell>
          <table:table-cell table:style-name="Default" office:value-type="string" calcext:value-type="string">
            <text:p>Gamma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Cybernetica Datasmith</text:p>
          </table:table-cell>
          <table:table-cell table:style-name="Default"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Heavy bolter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Plasma cannon Standard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8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Plasma cannon Supercharge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Servo-arm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Heavy bolt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Plasma cannon Standard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Plasma cannon Supercharg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Servo-arm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Servo-arm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Servitors</text:p>
          </table:table-cell>
          <table:table-cell table:style-name="Default" office:value-type="string" calcext:value-type="string">
            <text:p>Servo-arm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Arc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Transuranic arquebus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Arc maul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3"/>
          <table:table-cell table:style-name="ce2" table:number-columns-repeated="4"/>
          <table:table-cell table:number-columns-repeated="100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Taser goad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Rangers</text:p>
          </table:table-cell>
          <table:table-cell table:style-name="Default" office:value-type="string" calcext:value-type="string">
            <text:p>Close combat weapon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Arc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2"/>
          <table:table-cell table:style-name="Default" table:number-columns-repeated="982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Transuranic arquebus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Arc maul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Taser goad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5 Skitarii Vanguard</text:p>
          </table:table-cell>
          <table:table-cell table:style-name="Default" office:value-type="string" calcext:value-type="string">
            <text:p>Close combat weapon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Arc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Transuranic arquebus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Transuranic arquebus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Galvanic rifle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Arc maul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Power sword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Taser goad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Default" office:value-type="string" calcext:value-type="string">
            <text:p>10 Skitarii Rangers</text:p>
          </table:table-cell>
          <table:table-cell table:style-name="Default" office:value-type="string" calcext:value-type="string">
            <text:p>Close combat weapon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Arc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Transuranic arquebus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Arc rifle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Plasma caliver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Transuranic arquebus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Radium carbine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Arc maul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Power sword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Taser goad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Close combat weapon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10 Skitarii Vanguard</text:p>
          </table:table-cell>
          <table:table-cell table:style-name="Default" office:value-type="string" calcext:value-type="string">
            <text:p>Arc pistol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icarian Infiltrators</text:p>
          </table:table-cell>
          <table:table-cell table:style-name="Default"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icarian Infiltrators</text:p>
          </table:table-cell>
          <table:table-cell table:style-name="Default"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Ironstrider Ballistarii</text:p>
          </table:table-cell>
          <table:table-cell table:style-name="Default"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ydonian Dragoons</text:p>
          </table:table-cell>
          <table:table-cell table:style-name="Default"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ydonian Dragoons</text:p>
          </table:table-cell>
          <table:table-cell table:style-name="Default"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Sydonian Dragoons</text:p>
          </table:table-cell>
          <table:table-cell table:style-name="Default"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Onager Dunecrawler</text:p>
          </table:table-cell>
          <table:table-cell table:style-name="Default" office:value-type="string" calcext:value-type="string">
            <text:p>Eradication beamer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Onager Dunecrawler</text:p>
          </table:table-cell>
          <table:table-cell table:style-name="Default" office:value-type="string" calcext:value-type="string">
            <text:p>Icarus array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Onager Dunecrawler</text:p>
          </table:table-cell>
          <table:table-cell table:style-name="Default"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Onager Dunecrawler</text:p>
          </table:table-cell>
          <table:table-cell table:style-name="Default"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Onager Dunecrawler</text:p>
          </table:table-cell>
          <table:table-cell table:style-name="Default"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4" table:number-rows-repeated="5">
          <table:table-cell table:style-name="Default" table:number-columns-repeated="2"/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3:15:49.936872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25T18:16:45.772092781</dc:date>
    <meta:editing-duration>PT6H56M4S</meta:editing-duration>
    <meta:editing-cycles>16</meta:editing-cycles>
    <meta:generator>LibreOffice/5.1.6.2$Linux_X86_64 LibreOffice_project/10m0$Build-2</meta:generator>
    <meta:document-statistic meta:table-count="1" meta:cell-count="787" meta:object-count="0"/>
  </office:meta>
</office:document-meta>
</file>